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alibri" fo:font-size="11pt" officeooo:paragraph-rsid="0011fb52" style:font-size-asian="11pt" style:font-size-complex="11pt"/>
    </style:style>
    <style:style style:name="P2" style:family="paragraph" style:parent-style-name="Standard">
      <style:paragraph-properties fo:line-height="115%"/>
      <style:text-properties style:font-name="Calibri" fo:font-size="11pt" officeooo:paragraph-rsid="00130fa8" style:font-size-asian="11pt" style:font-size-complex="11pt"/>
    </style:style>
    <style:style style:name="T1" style:family="text">
      <style:text-properties officeooo:rsid="0011fb52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text-underline-style="solid" style:text-underline-width="auto" style:text-underline-color="font-color"/>
    </style:style>
    <style:style style:name="T6" style:family="text">
      <style:text-properties fo:color="#666666" loext:opacity="100%" style:text-line-through-style="solid" style:text-line-through-type="single"/>
    </style:style>
    <style:style style:name="T7" style:family="text">
      <style:text-properties officeooo:rsid="00130fa8"/>
    </style:style>
    <style:style style:name="T8" style:family="text">
      <style:text-properties officeooo:rsid="0013284c"/>
    </style:style>
    <style:style style:name="T9" style:family="text">
      <style:text-properties officeooo:rsid="0014b577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data structure: <text:line-break/>WSPRbeaconContext<text:tab/><text:tab/><text:tab/><text:tab/><text:tab/><text:tab/> <text:s text:c="5"/>(callsign, locator)<text:line-break/><text:tab/>-&gt;TxChannelContext *_pTX; <text:s text:c="19"/>(also _pbyte_buffer[256] and dial freq)<text:line-break/><text:tab/><text:tab/>-&gt; <text:span text:style-name="T10">P</text:span><text:span text:style-name="T11">ioDco</text:span> <text:span text:style-name="T9">RfGenStruct</text:span> *_p_oscillator <text:s text:c="10"/>{i think only this needed for core oscillator)<text:line-break/><text:tab/><text:tab/><text:tab/>-&gt; PIO _pio; <text:s text:c="23"/>(the actuall PIO instance) <text:s/><text:line-break/><text:tab/><text:tab/><text:tab/>-&gt;GPStimeContext *_pGPStime; <text:s text:c="7"/>(buffer for parsing GPS..)<text:line-break/><text:tab/><text:tab/><text:tab/><text:tab/>-&gt; GPStimeData _time_data; <text:s text:c="3"/>(lat/lon, _i32_freq_shift_ppb..)<text:line-break/><text:tab/>-&gt;WSPRbeaconSchedule _txSched <text:s text:c="16"/>(not much, originally had simple slot info)<text:line-break/><text:line-break/>**********************************************<text:line-break/>TxChannel.c, <text:line-break/><text:tab/>-&gt;an ISR (triggerd each WSPR bit cycle) calls PioDCOSetFreq based on dial-freq, modulated with WSPR step-size (~3Hz), and drift correction (_i32_freq_shift_ppb) via PioDCOGetFreqShiftMilliHertz in piodco.c <text:s/><text:line-break/></text:p>
      <text:p text:style-name="P2">***************************************************************<text:line-break/><text:span text:style-name="T7">this all went away from kazu I think:</text:span></text:p>
      <text:p text:style-name="P2"><text:span text:style-name="T2">Main.c uses multicore_launch_core1 (from SDK) to launch Core1Entry (a routine in core1.c)<text:line-break/><text:line-break/>core1.c<text:line-break/><text:tab/>-&gt;Core1Entry calls PioDCOInit piodco.c to load the dco2.pio assembly language file into the 0th PIO (the Cmake file lists the actual <text:tab/><text:tab/>dco2.pio filename, inside that file meta data gives it a logical name by which t is invoked) <text:line-break/><text:tab/>-&gt;Core1Entry uses the PioDco struct to call loop PioDCOWorker2 (in /piodco.c, as RAM)<text:line-break/><text:tab/><text:tab/>piodco.c<text:tab/><text:tab/><text:line-break/><text:tab/>-&gt;loops PioDCOWorker2 <text:line-break/><text:tab/><text:tab/>-- uses pio_sm_put_blocking (SDK) to shovel loop_count to state machine<text:line-break/><text:tab/>&gt;PioDCOSetFreq sets si32precise_cycles to a (&lt;&lt;24 scaled up) value of required loops, based on clock speed and required frequ</text:span><text:line-break/><text:line-break/>*******************************************<text:line-break/><text:span text:style-name="T4">si32precise_cycles= the exact theoretical number of cycle to loop, scaled by 2^24 ) <text:s/>(if directly unscaled its non-integer)<text:line-break/>i32wc= the actual number of extra operations per pulse period in the assembly language loop<text:line-break/>i32acc_error= the number of cycles (scaled by 2^24) that were dropped/added on last go. these will get added to the next try.</text:span><text:line-break/><text:line-break/>*********************<text:line-break/>GPStime.c</text:p>
      <text:p text:style-name="P2"><text:tab/>-<text:span text:style-name="T7">Still sets an IRQ for serial incoming data </text:span><text:span text:style-name="T8">(GPStimeUartRxIsr)</text:span><text:line-break/><text:tab/><text:span text:style-name="T4">-&gt;GPStimeInit loads </text:span><text:span text:style-name="T5">my</text:span><text:span text:style-name="T4"> timer_PIO.pio assembly language file into the 2nd PIO (referenced in MakeFile pico_generate_pio_header(pico-WSPRer ${CMAKE_CURRENT_LIST_DIR}/hf-oscillator/gpstime/timer_PIO.pio))<text:line-break/><text:tab/>-&gt;Ram based GPStimePPScallback (ISR of the PPS input pin) reads timing value from timer-PIO.pio to create _i32_freq_shift_ppb (frequ correction of onboard xtal)</text:span><text:line-break/><text:line-break/><text:soft-page-break/>*****************************<text:line-break/><text:span text:style-name="T2">dco2.pio</text:span> <text:span text:style-name="T1">(was used by Pikashin method)</text:span><text:line-break/><text:tab/>- takes a minimum of 8 instructions per output pulse. That is why maximum output frequency is 1/8 of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0T14:35:11.145000000</meta:creation-date>
    <dc:date>2025-08-20T15:27:04.453000000</dc:date>
    <meta:editing-duration>PT51M51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" meta:word-count="315" meta:character-count="2591" meta:non-whitespace-character-count="2144"/>
  </office:meta>
</office:document-meta>
</file>